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/>
      <style:text-properties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學生實習人數及時數統計表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2" table:style-name="ce9">
            <text:p>單位</text:p>
          </table:table-cell>
          <table:table-cell office:value-type="string" table:number-columns-spanned="2" table:number-rows-spanned="1" table:style-name="ce8">
            <text:p>全學年全部學分實習學生</text:p>
          </table:table-cell>
          <table:covered-table-cell/>
          <table:table-cell office:value-type="string" table:number-columns-spanned="2" table:number-rows-spanned="1" table:style-name="ce8">
            <text:p>部分學分實習學生</text:p>
          </table:table-cell>
          <table:covered-table-cell/>
          <table:table-cell office:value-type="string" table:number-columns-spanned="1" table:number-rows-spanned="2" table:style-name="ce10">
            <text:p>實習總時數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covered-table-cell/>
          <table:table-cell table:number-columns-repeated="16378"/>
        </table:table-row>
        <table:table-row table:style-name="ro3">
          <table:table-cell office:value-type="string" table:style-name="ce3">
            <text:p>建築研究所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160" table:style-name="ce4">
            <text:p>2160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科技法律研究所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920" table:style-name="ce4">
            <text:p>1920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教育研究所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8140" table:style-name="ce4">
            <text:p>8140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傳播研究所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運輸與物流管理學系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5280" table:style-name="ce4">
            <text:p>5280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管理學院企業管理碩士學位學程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10390" table:style-name="ce4">
            <text:p>1039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總計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27" table:style-name="ce6">
            <text:p>27</text:p>
          </table:table-cell>
          <table:table-cell office:value-type="float" office:value="38" table:style-name="ce6">
            <text:p>38</text:p>
          </table:table-cell>
          <table:table-cell office:value-type="float" office:value="28130" table:style-name="ce7">
            <text:p>28130</text:p>
          </table:table-cell>
          <table:table-cell table:number-columns-repeated="16378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9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5:04Z</dc:date>
  </office:meta>
</office:document-meta>
</file>